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5000001E04C583C9BC7988CAD.jpg" manifest:media-type="image/jpeg"/>
  <manifest:file-entry manifest:full-path="Pictures/1000000000000355000001E00E39F8C52AC44606.jpg" manifest:media-type="image/jpeg"/>
  <manifest:file-entry manifest:full-path="Pictures/1000000000000355000001E02154656C2948293D.jpg" manifest:media-type="image/jpeg"/>
  <manifest:file-entry manifest:full-path="Pictures/1000000000000355000001E0AA78A96D5A32381F.jpg" manifest:media-type="image/jpeg"/>
  <manifest:file-entry manifest:full-path="Pictures/1000000000000355000001E08F75744D33E60574.jpg" manifest:media-type="image/jpeg"/>
  <manifest:file-entry manifest:full-path="Pictures/1000000000000355000001E0B6A1B64C96082CCF.jpg" manifest:media-type="image/jpeg"/>
  <manifest:file-entry manifest:full-path="Pictures/1000000000000355000001E097A1ABBD33125DFA.jpg" manifest:media-type="image/jpeg"/>
  <manifest:file-entry manifest:full-path="Pictures/1000000000000355000001E039E3D237391E2390.jpg" manifest:media-type="image/jpeg"/>
  <manifest:file-entry manifest:full-path="Pictures/1000000000000355000001E0C5D7D12E7750FBB1.jpg" manifest:media-type="image/jpeg"/>
  <manifest:file-entry manifest:full-path="Pictures/1000000000000355000001E0E76EB47CE1B45B98.jpg" manifest:media-type="image/jpeg"/>
  <manifest:file-entry manifest:full-path="Pictures/1000000000000355000001E0DA1A303A05CEC8D4.jpg" manifest:media-type="image/jpeg"/>
  <manifest:file-entry manifest:full-path="Pictures/1000000000000355000001E0032156740D095D97.jpg" manifest:media-type="image/jpeg"/>
  <manifest:file-entry manifest:full-path="Pictures/1000000000000355000001E034DD2BB14E159019.jpg" manifest:media-type="image/jpeg"/>
  <manifest:file-entry manifest:full-path="Pictures/1000000000000355000001E04BA0D29B9C85934A.jpg" manifest:media-type="image/jpeg"/>
  <manifest:file-entry manifest:full-path="Pictures/1000000000000355000001E05E7F9462274C20F3.jpg" manifest:media-type="image/jpeg"/>
  <manifest:file-entry manifest:full-path="Pictures/1000000000000355000001E0F1377FA7957F63EC.jpg" manifest:media-type="image/jpeg"/>
  <manifest:file-entry manifest:full-path="Pictures/1000000000000355000001E000B10360C65BD74F.jpg" manifest:media-type="image/jpeg"/>
  <manifest:file-entry manifest:full-path="Pictures/1000000000000355000001E0877F688696FB5C65.jpg" manifest:media-type="image/jpeg"/>
  <manifest:file-entry manifest:full-path="Pictures/1000000000000355000001E05F7E80971B51791B.jpg" manifest:media-type="image/jpeg"/>
  <manifest:file-entry manifest:full-path="Pictures/1000000000000355000001E05B42E6B86360EBC8.jpg" manifest:media-type="image/jpeg"/>
  <manifest:file-entry manifest:full-path="Pictures/1000000000000355000001E0DE354D704B31AD5A.jpg" manifest:media-type="image/jpeg"/>
  <manifest:file-entry manifest:full-path="Pictures/1000000000000355000001E0092AED124ECD78A4.jpg" manifest:media-type="image/jpeg"/>
  <manifest:file-entry manifest:full-path="Pictures/1000000000000355000001E0FF5FCC5B109DF86D.jpg" manifest:media-type="image/jpeg"/>
  <manifest:file-entry manifest:full-path="Pictures/1000000000000355000001E03E26CBEF61A326C8.jpg" manifest:media-type="image/jpeg"/>
  <manifest:file-entry manifest:full-path="Pictures/10000000000004700000028058AE8624300311A5.png" manifest:media-type="image/png"/>
  <manifest:file-entry manifest:full-path="Pictures/1000000000000355000001E0B3BF107EA90E1F4A.jpg" manifest:media-type="image/jpeg"/>
  <manifest:file-entry manifest:full-path="Pictures/1000000000000355000001E00CC82B6A5D4488C0.jpg" manifest:media-type="image/jpeg"/>
  <manifest:file-entry manifest:full-path="Pictures/100000000000047000000280B7F6019995663A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58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7" style:repeat="stretch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6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64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38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39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41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42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43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44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45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46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47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48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49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51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52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Bitmap_20_53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Bitmap_20_54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Bitmap_20_55" style:repeat="stretch" presentation:display-footer="true" presentation:display-page-number="false" presentation:display-date-time="true"/>
    </style:style>
    <style:style style:name="dp32" style:family="drawing-page">
      <style:drawing-page-properties presentation:background-visible="true" presentation:background-objects-visible="true" draw:fill="bitmap" draw:fill-image-name="Bitmap_20_5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3.855cm" fo:min-width="11.429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3.75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5.65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4.49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9.612cm" fo:min-width="7.202cm" fo:padding-top="0.178cm" fo:padding-bottom="0.178cm" fo:padding-left="0.303cm" fo:padding-right="0.30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3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3.541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198cm" fo:min-width="3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3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02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9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0.186cm" fo:min-width="27.136cm" fo:padding-top="0.178cm" fo:padding-bottom="0.178cm" fo:padding-left="0.303cm" fo:padding-right="0.30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1.088cm" fo:min-width="26.838cm" fo:padding-top="0.178cm" fo:padding-bottom="0.178cm" fo:padding-left="0.303cm" fo:padding-right="0.303cm" draw:shadow="hidden" draw:shadow-offset-x="0.2cm" draw:shadow-offset-y="0.2cm" draw:shadow-color="#808080"/>
    </style:style>
    <style:style style:name="gr2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6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373cm" fo:min-width="24.394cm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76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54cm" fo:min-width="10.194cm" fo:padding-top="0.178cm" fo:padding-bottom="0.178cm" fo:padding-left="0.303cm" fo:padding-right="0.303cm"/>
    </style:style>
    <style:style style:name="gr2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7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522cm" fo:min-width="3.072cm" fo:padding-top="0.142cm" fo:padding-bottom="0.142cm" fo:padding-left="0.267cm" fo:padding-right="0.267cm"/>
    </style:style>
    <style:style style:name="gr2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3.74cm" fo:min-width="3.594cm" fo:padding-top="0.178cm" fo:padding-bottom="0.178cm" fo:padding-left="0.303cm" fo:padding-right="0.303cm"/>
    </style:style>
    <style:style style:name="gr2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6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3.794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844cm" fo:min-width="10.594cm" fo:padding-top="0.178cm" fo:padding-bottom="0.178cm" fo:padding-left="0.303cm" fo:padding-right="0.303cm"/>
    </style:style>
    <style:style style:name="gr34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452cm" fo:padding-top="0.142cm" fo:padding-bottom="0.142cm" fo:padding-left="0.267cm" fo:padding-right="0.267cm"/>
    </style:style>
    <style:style style:name="gr3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194cm" fo:min-width="0cm" fo:padding-top="0.178cm" fo:padding-bottom="0.178cm" fo:padding-left="0.303cm" fo:padding-right="0.303cm"/>
    </style:style>
    <style:style style:name="gr3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24.194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4.844cm" fo:min-width="0.594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5.244cm" fo:min-width="24.194cm" fo:padding-top="0.178cm" fo:padding-bottom="0.178cm" fo:padding-left="0.303cm" fo:padding-right="0.303cm"/>
    </style:style>
    <style:style style:name="gr4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65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2.24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594cm" fo:padding-top="0.178cm" fo:padding-bottom="0.178cm" fo:padding-left="0.303cm" fo:padding-right="0.303cm"/>
    </style:style>
    <style:style style:name="gr4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46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4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4.652cm" fo:padding-top="0.142cm" fo:padding-bottom="0.142cm" fo:padding-left="0.267cm" fo:padding-right="0.267cm"/>
    </style:style>
    <style:style style:name="gr4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2.14cm" fo:min-width="11.994cm" fo:padding-top="0.178cm" fo:padding-bottom="0.178cm" fo:padding-left="0.303cm" fo:padding-right="0.303cm"/>
    </style:style>
    <style:style style:name="gr4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3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0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444cm" fo:min-width="11.594cm" fo:padding-top="0.178cm" fo:padding-bottom="0.178cm" fo:padding-left="0.303cm" fo:padding-right="0.303cm"/>
    </style:style>
    <style:style style:name="gr51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651cm" fo:padding-top="0.142cm" fo:padding-bottom="0.142cm" fo:padding-left="0.267cm" fo:padding-right="0.267cm"/>
    </style:style>
    <style:style style:name="gr52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3.244cm" fo:min-width="2.794cm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9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94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46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8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09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02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6.50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35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2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612cm" fo:min-width="16.802cm" fo:padding-top="0.178cm" fo:padding-bottom="0.178cm" fo:padding-left="0.303cm" fo:padding-right="0.303cm"/>
    </style:style>
    <style:style style:name="gr7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541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2.21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65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91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812cm" fo:min-width="11.394cm" fo:padding-top="0.178cm" fo:padding-bottom="0.178cm" fo:padding-left="0.303cm" fo:padding-right="0.303cm"/>
    </style:style>
    <style:style style:name="gr7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394cm" fo:padding-top="0.178cm" fo:padding-bottom="0.178cm" fo:padding-left="0.303cm" fo:padding-right="0.303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="solid" draw:fill-color="#ccffff" draw:opacity="70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4" style:family="paragraph">
      <loext:graphic-properties draw:fill-color="#ccffff" draw:opacity="70%"/>
      <style:paragraph-properties fo:text-align="center"/>
      <style:text-properties fo:color="#ff0000" style:font-name="メイリオ" fo:font-size="16pt" style:font-name-asian="メイリオ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ヒラギノ明朝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-color="#ccffff" draw:opacity="70%"/>
      <style:paragraph-properties fo:text-align="center"/>
      <style:text-properties fo:color="#ff0000" style:font-name="メイリオ" fo:font-size="14pt" style:font-name-asian="メイリオ" style:font-size-asian="14pt" style:font-size-complex="14pt"/>
    </style:style>
    <style:style style:name="P10" style:family="paragraph">
      <style:paragraph-properties fo:text-align="center"/>
      <style:text-properties style:font-size-asian="16pt"/>
    </style:style>
    <style:style style:name="P11" style:family="paragraph">
      <loext:graphic-properties draw:opacity="0%"/>
      <style:paragraph-properties fo:text-align="center"/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ccffff" draw:opacity="70%"/>
      <style:paragraph-properties fo:text-align="center"/>
      <style:text-properties fo:color="#ff0000" style:font-name="メイリオ" fo:font-size="12pt" style:font-name-asian="メイリオ" style:font-size-asian="12pt" style:font-size-complex="12pt"/>
    </style:style>
    <style:style style:name="P14" style:family="paragraph">
      <style:paragraph-properties fo:text-align="center"/>
      <style:text-properties style:font-size-asian="20pt"/>
    </style:style>
    <style:style style:name="P15" style:family="paragraph">
      <loext:graphic-properties draw:opacity="0%"/>
      <style:paragraph-properties fo:text-align="center"/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style:style style:name="P16" style:family="paragraph">
      <loext:graphic-properties draw:fill="none" draw:fill-color="#ffffff"/>
      <style:text-properties fo:color="#ff0000"/>
    </style:style>
    <style:style style:name="P17" style:family="paragraph">
      <loext:graphic-properties draw:fill="solid" draw:fill-color="#ccffff" draw:opacity="85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T1" style:family="text">
      <style:text-properties fo:color="#ff0000" style:font-name="メイリオ" fo:font-size="16pt" style:font-name-asian="メイリオ" style:font-size-asian="16pt" style:font-size-complex="16pt"/>
    </style:style>
    <style:style style:name="T2" style:family="text">
      <style:text-properties fo:color="#ff0000" style:font-name="メイリオ" fo:font-size="16pt" style:font-name-asian="メイリオ"/>
    </style:style>
    <style:style style:name="T3" style:family="text">
      <style:text-properties fo:color="#ff0000" style:font-name="メイリオ" fo:font-size="14pt" style:font-name-asian="メイリオ" style:font-size-asian="14pt" style:font-size-complex="14pt"/>
    </style:style>
    <style:style style:name="T4" style:family="text"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T5" style:family="text">
      <style:text-properties fo:color="#ff0000" style:font-name="メイリオ" fo:font-size="12pt" style:font-name-asian="メイリオ" style:font-size-asian="12pt" style:font-size-complex="12pt"/>
    </style:style>
    <style:style style:name="T6" style:family="text"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layer="layout" svg:width="12.035cm" svg:height="14.211cm" svg:x="0.8cm" svg:y="1.1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2cm" svg:x="10.2cm" svg:y="1cm">
          <text:p text:style-name="P2"><text:span text:style-name="T1">プロジェクト新規作成</text:span></text:p>
          <text:p text:style-name="P2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4581.0028783518 6001.79910044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4cm" svg:height="2cm" svg:x="11cm" svg:y="7.6cm">
          <text:p text:style-name="P2"><text:span text:style-name="T1">ファイル操作</text:span></text:p>
          <text:p text:style-name="P2"><text:span text:style-name="T1">File operations</text:span></text:p>
          <draw:enhanced-geometry svg:viewBox="0 0 21600 21600" draw:mirror-horizontal="false" draw:mirror-vertical="false" draw:text-areas="800 800 20800 20800" draw:type="round-rectangular-callout" draw:modifiers="12411.310732698 -16677.661169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4.63cm" svg:height="2cm" svg:x="22.6cm" svg:y="13.6cm">
          <text:p text:style-name="P2"><text:span text:style-name="T1">フォルダタブ</text:span></text:p>
          <text:p text:style-name="P2"><text:span text:style-name="T1">Folder tabs</text:span></text:p>
          <draw:enhanced-geometry svg:viewBox="0 0 21600 21600" draw:mirror-horizontal="false" draw:mirror-vertical="false" draw:text-areas="800 800 20800 20800" draw:type="round-rectangular-callout" draw:modifiers="-4967.39365147916 72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6.2cm" svg:height="2cm" svg:x="11cm" svg:y="13.6cm">
          <text:p text:style-name="P2"><text:span text:style-name="T1">プロジェクトコメント</text:span></text:p>
          <text:p text:style-name="P2"><text:span text:style-name="T1">Project comments</text:span></text:p>
          <draw:enhanced-geometry svg:viewBox="0 0 21600 21600" draw:mirror-horizontal="false" draw:mirror-vertical="false" draw:text-areas="800 800 20800 20800" draw:type="round-rectangular-callout" draw:modifiers="-1351.52394775036 -7804.49775112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6.4cm" svg:height="2.2cm" svg:x="1cm" svg:y="1.4cm">
          <text:p text:style-name="P2"><text:span text:style-name="T2">プロジェクト情報</text:span></text:p>
          <text:p text:style-name="P2"><text:span text:style-name="T2">Project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4cm" svg:height="2.2cm" svg:x="19cm" svg:y="10.8cm">
          <text:p text:style-name="P2"><text:span text:style-name="T2">ファイルリスト</text:span></text:p>
          <text:p text:style-name="P2"><text:span text:style-name="T2">File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.43cm" svg:height="2cm" svg:x="11.77cm" svg:y="10.2cm">
          <text:p text:style-name="P2"><text:span text:style-name="T1">スクリーンショット</text:span></text:p>
          <text:p text:style-name="P2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4915.77978272878 3303.14842578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7.808cm" svg:height="9.968cm" svg:x="17.792cm" svg:y="3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0">
        <draw:custom-shape draw:style-name="gr10" draw:text-style-name="P3" draw:layer="layout" svg:width="6.04cm" svg:height="2.2cm" svg:x="18.2cm" svg:y="1.4cm">
          <text:p text:style-name="P2"><text:span text:style-name="T1">プロジェクト名</text:span></text:p>
          <text:p text:style-name="P2"><text:span text:style-name="T1">Project name</text:span></text:p>
          <draw:enhanced-geometry svg:viewBox="0 0 21600 21600" draw:mirror-horizontal="false" draw:mirror-vertical="false" draw:text-areas="800 800 20800 20800" draw:type="round-rectangular-callout" draw:modifiers="19544.0489985102 -9156.20172648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4.6cm" svg:height="2cm" svg:x="11.2cm" svg:y="2cm">
          <text:p text:style-name="P2"><text:span text:style-name="T1">ステータス</text:span></text:p>
          <text:p text:style-name="P2"><text:span text:style-name="T1">Status</text:span></text:p>
          <draw:enhanced-geometry svg:viewBox="0 0 21600 21600" draw:mirror-horizontal="false" draw:mirror-vertical="false" draw:text-areas="800 800 20800 20800" draw:type="round-rectangular-callout" draw:modifiers="20848.8589437079 -16235.0824587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.8cm" svg:height="2cm" svg:x="0.4cm" svg:y="2cm">
          <text:p text:style-name="P2"><text:span text:style-name="T1">ヒント</text:span></text:p>
          <text:p text:style-name="P2"><text:span text:style-name="T1"><text:s/></text:span><text:span text:style-name="T1">Hint</text:span></text:p>
          <draw:enhanced-geometry svg:viewBox="0 0 21600 21600" draw:mirror-horizontal="false" draw:mirror-vertical="false" draw:text-areas="800 800 20800 20800" draw:type="round-rectangular-callout" draw:modifiers="5898.65824782952 -16504.9475262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4.2cm" svg:height="2.2cm" svg:x="1cm" svg:y="10.6cm">
          <text:p text:style-name="P2"><text:span text:style-name="T1">メニュー</text:span></text:p>
          <text:p text:style-name="P2"><text:span text:style-name="T1">Menus</text:span></text:p>
          <draw:enhanced-geometry svg:viewBox="0 0 21600 21600" draw:mirror-horizontal="false" draw:mirror-vertical="false" draw:text-areas="800 800 20800 20800" draw:type="round-rectangular-callout" draw:modifiers="11810.3308736015 34868.150840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4.6cm" svg:height="2.2cm" svg:x="10.6cm" svg:y="10.6cm">
          <text:p text:style-name="P2"><text:span text:style-name="T1">エディタ</text:span><text:span text:style-name="T1"><text:line-break/></text:span><text:span text:style-name="T1">Editors</text:span></text:p>
          <draw:enhanced-geometry svg:viewBox="0 0 21600 21600" draw:mirror-horizontal="false" draw:mirror-vertical="false" draw:text-areas="800 800 20800 20800" draw:type="round-rectangular-callout" draw:modifiers="15722.3212345142 34298.9550204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4.4cm" svg:height="2cm" svg:x="16.8cm" svg:y="11.4cm">
          <text:p text:style-name="P2"><text:span text:style-name="T1">Run</text:span><text:span text:style-name="T1">モード</text:span><text:span text:style-name="T1"><text:line-break/></text:span><text:span text:style-name="T1">Rum mode</text:span></text:p>
          <draw:enhanced-geometry svg:viewBox="0 0 21600 21600" draw:mirror-horizontal="false" draw:mirror-vertical="false" draw:text-areas="800 800 20800 20800" draw:type="round-rectangular-callout" draw:modifiers="18802.4539877301 29717.54122938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2cm" svg:height="1.6cm" svg:x="23.2cm" svg:y="6.6cm">
          <text:p text:style-name="P2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15903.070697453 79856.5896314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04cm" svg:height="2.2cm" svg:x="5.6cm" svg:y="2cm">
          <text:p text:style-name="P2"><text:span text:style-name="T1">トップバー</text:span></text:p>
          <text:p text:style-name="P2"><text:span text:style-name="T1">Top bar</text:span></text:p>
          <draw:enhanced-geometry svg:viewBox="0 0 21600 21600" draw:mirror-horizontal="false" draw:mirror-vertical="false" draw:text-areas="800 800 20800 20800" draw:type="round-rectangular-callout" draw:modifiers="10150.5567928731 -12757.8373466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4.92cm" svg:height="2.4cm" svg:x="5.8cm" svg:y="7.6cm">
          <text:p text:style-name="P2"><text:span text:style-name="T1">ボトムバー</text:span></text:p>
          <text:p text:style-name="P2"><text:span text:style-name="T1">Bottom bar</text:span></text:p>
          <draw:enhanced-geometry svg:viewBox="0 0 21600 21600" draw:mirror-horizontal="false" draw:mirror-vertical="false" draw:text-areas="800 800 20800 20800" draw:type="round-rectangular-callout" draw:modifiers="8998.17110343426 56064.6397334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27.8cm" svg:height="0.6cm" svg:x="0.079cm" svg:y="0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27.6cm" svg:height="1.6cm" svg:x="0.199cm" svg:y="13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7.24cm" svg:height="2.2cm" svg:x="19.8cm" svg:y="4cm">
          <text:p text:style-name="P2"><text:span text:style-name="T1">プロジェクトステータス</text:span></text:p>
          <text:p text:style-name="P2"><text:span text:style-name="T1">Project status</text:span></text:p>
          <draw:enhanced-geometry svg:viewBox="0 0 21600 21600" draw:mirror-horizontal="false" draw:mirror-vertical="false" draw:text-areas="800 800 20800 20800" draw:type="round-rectangular-callout" draw:modifiers="22763.3752244165 -34102.6805997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6.4cm" svg:height="2.4cm" svg:x="18.2cm" svg:y="8.6cm">
          <text:p text:style-name="P2"><text:span text:style-name="T1">プロジェクト切り替え</text:span></text:p>
          <text:p text:style-name="P2"><text:span text:style-name="T1">Project Switch</text:span></text:p>
          <draw:enhanced-geometry svg:viewBox="0 0 21600 21600" draw:mirror-horizontal="false" draw:mirror-vertical="false" draw:text-areas="800 800 20800 20800" draw:type="round-rectangular-callout" draw:modifiers="25632.4949226683 51008.7463556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標準">
        <draw:custom-shape draw:style-name="gr6" draw:text-style-name="P4" draw:layer="layout" svg:width="6.4cm" svg:height="2.2cm" svg:x="19cm" svg:y="1.6cm">
          <text:p text:style-name="P2"><text:span text:style-name="T2">コードエリア</text:span></text:p>
          <text:p text:style-name="P2"><text:span text:style-name="T2">Code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5cm" svg:height="10.729cm" svg:x="0.68cm" svg:y="1.2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6.8cm" svg:height="2cm" svg:x="1cm" svg:y="8.2cm">
          <text:p text:style-name="P2"><text:span text:style-name="T1">コード選択</text:span></text:p>
          <text:p text:style-name="P2"><text:span text:style-name="T1">Code selection</text:span></text:p>
          <draw:enhanced-geometry svg:viewBox="0 0 21600 21600" draw:mirror-horizontal="false" draw:mirror-vertical="false" draw:text-areas="800 800 20800 20800" draw:type="round-rectangular-callout" draw:modifiers="2210.4984561094 46222.4887556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6cm" svg:height="2cm" svg:x="8.8cm" svg:y="8.6cm">
          <text:p text:style-name="P2"><text:span text:style-name="T1">エディットツール</text:span></text:p>
          <text:p text:style-name="P2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-3475.10983184366 41559.220389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標準">
        <draw:custom-shape draw:style-name="gr25" draw:text-style-name="P1" draw:layer="layout" svg:width="10.8cm" svg:height="10.896cm" svg:x="5.135cm" svg:y="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cm" svg:height="2.2cm" svg:x="20.6cm" svg:y="1.6cm">
          <text:p text:style-name="P2"><text:span text:style-name="T2">Gfx</text:span><text:span text:style-name="T2">ビュー</text:span></text:p>
          <text:p text:style-name="P2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7.4cm" svg:height="2.4cm" svg:x="6.4cm" svg:y="8.4cm">
          <text:p text:style-name="P2"><text:span text:style-name="T1">描画ツール</text:span></text:p>
          <text:p text:style-name="P2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2146.8990676936 37298.4589754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10.8cm" svg:height="10.896cm" svg:x="16.6cm" svg:y="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cm" svg:height="2.2cm" svg:x="9.2cm" svg:y="1.4cm">
          <text:p text:style-name="P2"><text:span text:style-name="T2">エディットビュー</text:span></text:p>
          <text:p text:style-name="P2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3.8cm" svg:height="2cm" svg:x="0.6cm" svg:y="1.4cm">
          <text:p text:style-name="P8"><text:span text:style-name="T3">スタンプビュー</text:span></text:p>
          <text:p text:style-name="P8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4.2cm" svg:height="4.096cm" svg:x="0.4cm" svg:y="1.1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7.8cm" svg:height="2.4cm" svg:x="18.4cm" svg:y="8cm">
          <text:p text:style-name="P2"><text:span text:style-name="T1">Gfx</text:span><text:span text:style-name="T1">選択ツール</text:span></text:p>
          <text:p text:style-name="P2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4.2cm" svg:height="4.096cm" svg:x="0.336cm" svg:y="8.0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8cm" svg:height="2cm" svg:x="0.512cm" svg:y="8.336cm">
          <text:p text:style-name="P8"><text:span text:style-name="T3">カラーパレット</text:span></text:p>
          <text:p text:style-name="P8"><text:span text:style-name="T3">Color pa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標準">
        <draw:custom-shape draw:style-name="gr30" draw:text-style-name="P3" draw:layer="layout" svg:width="6.2cm" svg:height="2.4cm" svg:x="5.751cm" svg:y="9.816cm">
          <text:p text:style-name="P2"><text:span text:style-name="T1">属性ビットパレット</text:span></text:p>
          <text:p text:style-name="P2"><text:span text:style-name="T1">Attribute bit palette</text:span></text:p>
          <draw:enhanced-geometry svg:viewBox="0 0 21600 21600" draw:mirror-horizontal="false" draw:mirror-vertical="false" draw:text-areas="800 800 20800 20800" draw:type="round-rectangular-callout" draw:modifiers="-3814.22351233672 9230.15410245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9cm" svg:height="2.4cm" svg:x="6.8cm" svg:y="5.2cm">
          <text:p text:style-name="P2"><text:span text:style-name="T1">チップ単位の属性ビットの値</text:span></text:p>
          <text:p text:style-name="P2"><text:span text:style-name="T1">Attribute bit value per chip</text:span></text:p>
          <draw:enhanced-geometry svg:viewBox="0 0 21600 21600" draw:mirror-horizontal="false" draw:mirror-vertical="false" draw:text-areas="800 800 20800 20800" draw:type="round-rectangular-callout" draw:modifiers="5725.76380402178 -12513.7859225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1" draw:layer="layout" svg:width="4.4cm" svg:height="2.4cm" svg:x="0.2cm" svg:y="10cm">
          <text:p text:style-name="P10"><text:span text:style-name="T4">０　１　２　３</text:span></text:p>
          <text:p text:style-name="P10"><text:span text:style-name="T4">４　５　６　７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標準">
        <draw:custom-shape draw:style-name="gr33" draw:text-style-name="P1" draw:layer="layout" svg:width="11.2cm" svg:height="11.2cm" svg:x="4.88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cm" svg:height="2.2cm" svg:x="20.632cm" svg:y="1.592cm">
          <text:p text:style-name="P2"><text:span text:style-name="T2">Gfx</text:span><text:span text:style-name="T2">ビュー</text:span></text:p>
          <text:p text:style-name="P2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7.4cm" svg:height="2.4cm" svg:x="8.2cm" svg:y="6.2cm">
          <text:p text:style-name="P2"><text:span text:style-name="T1">配置ツール</text:span></text:p>
          <text:p text:style-name="P2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6982.894203486 56514.4523115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11.2cm" svg:height="11.2cm" svg:x="16.4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4cm" svg:height="2.2cm" svg:x="9.232cm" svg:y="1.392cm">
          <text:p text:style-name="P2"><text:span text:style-name="T2">エディットビュー</text:span></text:p>
          <text:p text:style-name="P2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3.8cm" svg:height="2cm" svg:x="0.632cm" svg:y="1.392cm">
          <text:p text:style-name="P8"><text:span text:style-name="T3">スタンプビュー</text:span></text:p>
          <text:p text:style-name="P8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4.2cm" svg:height="4.096cm" svg:x="0.432cm" svg:y="1.0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7.8cm" svg:height="2.4cm" svg:x="18.432cm" svg:y="7.992cm">
          <text:p text:style-name="P2"><text:span text:style-name="T1">Gfx</text:span><text:span text:style-name="T1">選択ツール</text:span></text:p>
          <text:p text:style-name="P2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3" draw:layer="layout" svg:width="4.2cm" svg:height="2.2cm" svg:x="0.416cm" svg:y="7.688cm">
          <text:p text:style-name="P12"><text:span text:style-name="T5">Map</text:span><text:span text:style-name="T5">選択ビュー</text:span></text:p>
          <text:p text:style-name="P12"><text:span text:style-name="T5">Map selection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4.2cm" svg:height="4.096cm" svg:x="0.4cm" svg:y="6.70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6.2cm" svg:height="2.4cm" svg:x="5.4cm" svg:y="9.4cm">
          <text:p text:style-name="P2"><text:span text:style-name="T1">Map</text:span><text:span text:style-name="T1">カーソルキー</text:span></text:p>
          <text:p text:style-name="P2"><text:span text:style-name="T1">Map cursor keys</text:span></text:p>
          <draw:enhanced-geometry svg:viewBox="0 0 21600 21600" draw:mirror-horizontal="false" draw:mirror-vertical="false" draw:text-areas="800 800 20800 20800" draw:type="round-rectangular-callout" draw:modifiers="-3277.793904209 26574.9271137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" draw:layer="layout" svg:width="0.541cm" svg:height="0.55cm" svg:x="16.531cm" svg:y="1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5.8cm" svg:height="2.4cm" svg:x="16.8cm" svg:y="4.4cm">
          <text:p text:style-name="P2"><text:span text:style-name="T1">チップ番号：</text:span><text:span text:style-name="T1">0</text:span></text:p>
          <text:p text:style-name="P2"><text:span text:style-name="T1">Chip number</text:span><text:span text:style-name="T1">：</text:span><text:span text:style-name="T1">0</text:span></text:p>
          <draw:enhanced-geometry svg:viewBox="0 0 21600 21600" draw:mirror-horizontal="false" draw:mirror-vertical="false" draw:text-areas="800 800 20800 20800" draw:type="round-rectangular-callout" draw:modifiers="249.474228581279 -25009.5793419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標準">
        <draw:custom-shape draw:style-name="gr37" draw:text-style-name="P1" draw:layer="layout" svg:width="24.8cm" svg:height="2.4cm" svg:x="1.6cm" svg:y="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2cm" svg:height="5.2cm" svg:x="9.4cm" svg:y="1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4.8cm" svg:height="5.6cm" svg:x="1.6cm" svg:y="1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4.2cm" svg:height="2.2cm" svg:x="20.114cm" svg:y="11.244cm">
          <text:p text:style-name="P2"><text:span text:style-name="T2">鍵盤</text:span></text:p>
          <text:p text:style-name="P2"><text:span text:style-name="T2">Key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4cm" svg:height="2.2cm" svg:x="19.6cm" svg:y="1.6cm">
          <text:p text:style-name="P2"><text:span text:style-name="T2">エディットビュー</text:span></text:p>
          <text:p text:style-name="P2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5.6cm" svg:height="2.4cm" svg:x="0.4cm" svg:y="7.6cm">
          <text:p text:style-name="P2"><text:span text:style-name="T1">エディットツール</text:span></text:p>
          <text:p text:style-name="P2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10929.1912158543 29705.6226572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" draw:layer="layout" svg:width="3cm" svg:height="2.4cm" svg:x="11.952cm" svg:y="2.008cm">
          <text:p text:style-name="P2"><text:span text:style-name="T1">ノート</text:span></text:p>
          <text:p text:style-name="P2"><text:span text:style-name="T1">Note</text:span></text:p>
          <draw:enhanced-geometry svg:viewBox="0 0 21600 21600" draw:mirror-horizontal="false" draw:mirror-vertical="false" draw:text-areas="800 800 20800 20800" draw:type="round-rectangular-callout" draw:modifiers="-8853.04898367211 19368.92961266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" draw:layer="layout" svg:width="12.2cm" svg:height="2.6cm" svg:x="12.289cm" svg:y="11.05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5.4cm" svg:height="2.4cm" svg:x="7.6cm" svg:y="7.6cm">
          <text:p text:style-name="P2"><text:span text:style-name="T1">再生ツール</text:span></text:p>
          <text:p text:style-name="P2"><text:span text:style-name="T1">Playback tools</text:span></text:p>
          <draw:enhanced-geometry svg:viewBox="0 0 21600 21600" draw:mirror-horizontal="false" draw:mirror-vertical="false" draw:text-areas="800 800 20800 20800" draw:type="round-rectangular-callout" draw:modifiers="5271.02388446584 29480.7163681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4" draw:layer="layout" svg:width="5.4cm" svg:height="2.2cm" svg:x="19.819cm" svg:y="7.091cm">
          <text:p text:style-name="P2"><text:span text:style-name="T2">調整キー</text:span></text:p>
          <text:p text:style-name="P2"><text:span text:style-name="T2">Adjustment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標準">
        <draw:custom-shape draw:style-name="gr45" draw:text-style-name="P1" draw:layer="layout" svg:width="12.6cm" svg:height="12.496cm" svg:x="5.6cm" svg:y="1.1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5.2cm" svg:height="2.4cm" svg:x="6.2cm" svg:y="1.6cm">
          <text:p text:style-name="P2"><text:span text:style-name="T1">デバッグツール</text:span></text:p>
          <text:p text:style-name="P2"><text:span text:style-name="T1">Debug tools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" draw:layer="layout" svg:width="6.6cm" svg:height="1.75cm" svg:x="1.8cm" svg:y="13.8cm">
          <text:p text:style-name="P2"><text:span text:style-name="T1">ゲームパッドボタン</text:span></text:p>
          <text:p text:style-name="P2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230.35903650962 -4798.6293546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" draw:layer="layout" svg:width="5.8cm" svg:height="1.8cm" svg:x="18.2cm" svg:y="13.8cm">
          <text:p text:style-name="P2"><text:span text:style-name="T1">ゲームパッドボタン</text:span></text:p>
          <text:p text:style-name="P2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8632.3737286675 -4665.40810660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3" draw:layer="layout" svg:width="3.8cm" svg:height="1.8cm" svg:x="18.8cm" svg:y="0.2cm">
          <text:p text:style-name="P2"><text:span text:style-name="T1">ボリューム</text:span></text:p>
          <text:p text:style-name="P2"><text:span text:style-name="T1">Volume</text:span></text:p>
          <draw:enhanced-geometry svg:viewBox="0 0 21600 21600" draw:mirror-horizontal="false" draw:mirror-vertical="false" draw:text-areas="800 800 20800 20800" draw:type="round-rectangular-callout" draw:modifiers="26123.4411996843 25233.9811215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" draw:layer="layout" svg:width="12.2cm" svg:height="2.8cm" svg:x="5.8cm" svg:y="10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4.399cm" svg:height="2.2cm" svg:x="13.201cm" svg:y="1.6cm">
          <text:p text:style-name="P2"><text:span text:style-name="T2">ログビュー</text:span></text:p>
          <text:p text:style-name="P2"><text:span text:style-name="T2">Lo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4cm" svg:height="2.2cm" svg:x="11.2cm" svg:y="11cm">
          <text:p text:style-name="P2"><text:span text:style-name="T2">ログ詳細ビュー</text:span></text:p>
          <text:p text:style-name="P2"><text:span text:style-name="T2">Log detail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5" draw:layer="layout" svg:width="3.4cm" svg:height="3.6cm" svg:x="0.555cm" svg:y="7.67cm">
          <text:p text:style-name="P14"><text:span text:style-name="T6">２</text:span></text:p>
          <text:p text:style-name="P14"><text:span text:style-name="T6">０　　１</text:span></text:p>
          <text:p text:style-name="P14"><text:span text:style-name="T6">３</text:span></text:p>
          <draw:enhanced-geometry svg:viewBox="0 0 21600 21600" draw:type="rectangle" draw:enhanced-path="M 0 0 L 21600 0 21600 21600 0 21600 0 0 Z N"/>
        </draw:custom-shape>
        <draw:frame draw:style-name="gr53" draw:text-style-name="P16" draw:layer="layout" svg:width="0.853cm" svg:height="0.962cm" svg:x="21.114cm" svg:y="7.902cm">
          <draw:text-box>
            <text:p><text:span text:style-name="T7">6</text:span></text:p>
          </draw:text-box>
        </draw:frame>
        <draw:frame draw:style-name="gr53" draw:text-style-name="P16" draw:layer="layout" svg:width="0.853cm" svg:height="0.962cm" svg:x="25.2cm" svg:y="7.038cm">
          <draw:text-box>
            <text:p><text:span text:style-name="T7">7</text:span></text:p>
          </draw:text-box>
        </draw:frame>
        <draw:frame draw:style-name="gr53" draw:text-style-name="P16" draw:layer="layout" svg:width="0.853cm" svg:height="0.962cm" svg:x="21.147cm" svg:y="12.438cm">
          <draw:text-box>
            <text:p><text:span text:style-name="T7">4</text:span></text:p>
          </draw:text-box>
        </draw:frame>
        <draw:frame draw:style-name="gr53" draw:text-style-name="P16" draw:layer="layout" svg:width="0.853cm" svg:height="0.962cm" svg:x="25.323cm" svg:y="11.76cm">
          <draw:text-box>
            <text:p><text:span text:style-name="T7">5</text:span></text:p>
          </draw:text-box>
        </draw:frame>
        <presentation:notes draw:style-name="dp4">
          <draw:page-thumbnail draw:style-name="gr9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1" draw:master-page-name="標準">
        <draw:custom-shape draw:style-name="gr46" draw:text-style-name="P3" draw:layer="layout" svg:width="5.2cm" svg:height="2.4cm" svg:x="4cm" svg:y="1.185cm">
          <text:p text:style-name="P2"><text:span text:style-name="T1">メニューボタン</text:span></text:p>
          <text:p text:style-name="P2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2" draw:master-page-name="標準">
        <draw:custom-shape draw:style-name="gr54" draw:text-style-name="P17" draw:layer="layout" svg:width="10.6cm" svg:height="2.4cm" svg:x="10.4cm" svg:y="4.8cm">
          <text:p text:style-name="P2"><text:span text:style-name="T1">「購入」ウィンドウを開くボタン</text:span></text:p>
          <text:p text:style-name="P2"><text:span text:style-name="T1">Button to open purchase window</text:span></text:p>
          <draw:enhanced-geometry svg:viewBox="0 0 21600 21600" draw:mirror-horizontal="false" draw:mirror-vertical="false" draw:text-areas="800 800 20800 20800" draw:type="round-rectangular-callout" draw:modifiers="10314.0458447316 -21608.99625156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3" draw:master-page-name="標準">
        <presentation:notes draw:style-name="dp4">
          <draw:page-thumbnail draw:style-name="gr9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4" draw:master-page-name="標準">
        <draw:custom-shape draw:style-name="gr55" draw:text-style-name="P17" draw:layer="layout" svg:width="5.2cm" svg:height="2.4cm" svg:x="12.8cm" svg:y="1cm">
          <text:p text:style-name="P2"><text:span text:style-name="T1">ゲームを遊ぶ</text:span></text:p>
          <text:p text:style-name="P2"><text:span text:style-name="T1">Play the game</text:span></text:p>
          <draw:enhanced-geometry svg:viewBox="0 0 21600 21600" draw:mirror-horizontal="false" draw:mirror-vertical="false" draw:text-areas="800 800 20800 20800" draw:type="round-rectangular-callout" draw:modifiers="16184.4260719092 38234.069137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7" draw:layer="layout" svg:width="7.4cm" svg:height="2.4cm" svg:x="11.2cm" svg:y="10.6cm">
          <text:p text:style-name="P2"><text:span text:style-name="T1">サンプルフォルダタブ</text:span></text:p>
          <text:p text:style-name="P2"><text:span text:style-name="T1">Sample Folder Tab</text:span></text:p>
          <draw:enhanced-geometry svg:viewBox="0 0 21600 21600" draw:mirror-horizontal="false" draw:mirror-vertical="false" draw:text-areas="800 800 20800 20800" draw:type="round-rectangular-callout" draw:modifiers="23864.7750304013 30344.356518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5" draw:master-page-name="標準">
        <draw:custom-shape draw:style-name="gr57" draw:text-style-name="P17" draw:layer="layout" svg:width="7cm" svg:height="2.4cm" svg:x="11.4cm" svg:y="1cm">
          <text:p text:style-name="P2"><text:span text:style-name="T1">プロジェクトを開く</text:span></text:p>
          <text:p text:style-name="P2"><text:span text:style-name="T1">Open the project</text:span></text:p>
          <draw:enhanced-geometry svg:viewBox="0 0 21600 21600" draw:mirror-horizontal="false" draw:mirror-vertical="false" draw:text-areas="800 800 20800 20800" draw:type="round-rectangular-callout" draw:modifiers="12152.8924439366 37865.2228238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7" draw:layer="layout" svg:width="7.4cm" svg:height="2.4cm" svg:x="11.2cm" svg:y="10.6cm">
          <text:p text:style-name="P2"><text:span text:style-name="T1">サンプルフォルダタブ</text:span></text:p>
          <text:p text:style-name="P2"><text:span text:style-name="T1">Sample Folder Tab</text:span></text:p>
          <draw:enhanced-geometry svg:viewBox="0 0 21600 21600" draw:mirror-horizontal="false" draw:mirror-vertical="false" draw:text-areas="800 800 20800 20800" draw:type="round-rectangular-callout" draw:modifiers="23864.7750304013 30344.356518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標準">
        <draw:custom-shape draw:style-name="gr58" draw:text-style-name="P17" draw:layer="layout" svg:width="5.4cm" svg:height="2.4cm" svg:x="4.2cm" svg:y="1cm">
          <text:p text:style-name="P2"><text:span text:style-name="T1">メニューボタン</text:span></text:p>
          <text:p text:style-name="P2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5387.00240696167 18154.4356518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17" draw:layer="layout" svg:width="9cm" svg:height="2.4cm" svg:x="5.4cm" svg:y="5.8cm">
          <text:p text:style-name="P2"><text:span text:style-name="T1">ゲームパッドの方向ボタン</text:span></text:p>
          <text:p text:style-name="P2"><text:span text:style-name="T1">Gamepad directional buttons</text:span></text:p>
          <draw:enhanced-geometry svg:viewBox="0 0 21600 21600" draw:mirror-horizontal="false" draw:mirror-vertical="false" draw:text-areas="800 800 20800 20800" draw:type="round-rectangular-callout" draw:modifiers="-3232.44083990668 18154.4356518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7" draw:layer="layout" svg:width="7cm" svg:height="2.4cm" svg:x="12.2cm" svg:y="11.8cm">
          <text:p text:style-name="P2"><text:span text:style-name="T1">ゲームパッドのボタン</text:span></text:p>
          <text:p text:style-name="P2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22692.1868304528 -21357.1012078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標準">
        <draw:custom-shape draw:style-name="gr57" draw:text-style-name="P17" draw:layer="layout" svg:width="7cm" svg:height="2.4cm" svg:x="17cm" svg:y="12cm">
          <text:p text:style-name="P2"><text:span text:style-name="T1">ホーム画面に戻る</text:span></text:p>
          <text:p text:style-name="P2"><text:span text:style-name="T1">Back to Home Screen</text:span></text:p>
          <draw:enhanced-geometry svg:viewBox="0 0 21600 21600" draw:mirror-horizontal="false" draw:mirror-vertical="false" draw:text-areas="800 800 20800 20800" draw:type="round-rectangular-callout" draw:modifiers="1758.60591344094 -11254.3107038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標準">
        <draw:custom-shape draw:style-name="gr60" draw:text-style-name="P17" draw:layer="layout" svg:width="9.6cm" svg:height="2.4cm" svg:x="15.6cm" svg:y="8.4cm">
          <text:p text:style-name="P2"><text:span text:style-name="T1">画面キーボードの</text:span><text:span text:style-name="T1">ON/OFF</text:span></text:p>
          <text:p text:style-name="P2"><text:span text:style-name="T1">ON/OFF of the screen keyboard</text:span></text:p>
          <draw:enhanced-geometry svg:viewBox="0 0 21600 21600" draw:mirror-horizontal="false" draw:mirror-vertical="false" draw:text-areas="800 800 20800 20800" draw:type="round-rectangular-callout" draw:modifiers="13935.048432455 38611.9117034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7" draw:layer="layout" svg:width="5cm" svg:height="2.4cm" svg:x="7.8cm" svg:y="9.4cm">
          <text:p text:style-name="P2"><text:span text:style-name="T1">Code</text:span><text:span text:style-name="T1">エディタ</text:span></text:p>
          <text:p text:style-name="P2"><text:span text:style-name="T1">Code Editor</text:span></text:p>
          <draw:enhanced-geometry svg:viewBox="0 0 21600 21600" draw:mirror-horizontal="false" draw:mirror-vertical="false" draw:text-areas="800 800 20800 20800" draw:type="round-rectangular-callout" draw:modifiers="8811.03779244151 44117.6176593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標準">
        <draw:custom-shape draw:style-name="gr62" draw:text-style-name="P17" draw:layer="layout" svg:width="6cm" svg:height="2.4cm" svg:x="20cm" svg:y="9cm">
          <text:p text:style-name="P2"><text:span text:style-name="T1">元に戻す／やり直し</text:span></text:p>
          <text:p text:style-name="P2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20419.3967672055 32467.4718867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9" draw:master-page-name="標準">
        <draw:custom-shape draw:style-name="gr63" draw:text-style-name="P17" draw:layer="layout" svg:width="7.6cm" svg:height="2.4cm" svg:x="20cm" svg:y="9cm">
          <text:p text:style-name="P2"><text:span text:style-name="T1">タッチカーソルの</text:span><text:span text:style-name="T1">ON/OFF</text:span></text:p>
          <text:p text:style-name="P2"><text:span text:style-name="T1"><text:s/></text:span><text:span text:style-name="T1">Touch cursor ON/OFF</text:span></text:p>
          <draw:enhanced-geometry svg:viewBox="0 0 21600 21600" draw:mirror-horizontal="false" draw:mirror-vertical="false" draw:text-areas="800 800 20800 20800" draw:type="round-rectangular-callout" draw:modifiers="9661.88659386923 32467.4718867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17" draw:layer="layout" svg:width="5cm" svg:height="2.4cm" svg:x="21cm" svg:y="1.6cm">
          <text:p text:style-name="P2"><text:span text:style-name="T1">タッチカーソル</text:span></text:p>
          <text:p text:style-name="P2"><text:span text:style-name="T1"><text:s/></text:span><text:span text:style-name="T1">Touch cursor</text:span></text:p>
          <draw:enhanced-geometry svg:viewBox="0 0 21600 21600" draw:mirror-horizontal="false" draw:mirror-vertical="false" draw:text-areas="800 800 20800 20800" draw:type="round-rectangular-callout" draw:modifiers="185.722855428914 30605.2478134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7" draw:layer="layout" svg:width="4cm" svg:height="2.4cm" svg:x="10.6cm" svg:y="9.4cm">
          <text:p text:style-name="P2"><text:span text:style-name="T1">Gfx</text:span><text:span text:style-name="T1">エディタ</text:span></text:p>
          <text:p text:style-name="P2"><text:span text:style-name="T1">Gfx Editor</text:span></text:p>
          <draw:enhanced-geometry svg:viewBox="0 0 21600 21600" draw:mirror-horizontal="false" draw:mirror-vertical="false" draw:text-areas="800 800 20800 20800" draw:type="round-rectangular-callout" draw:modifiers="7498.72531867033 43379.925031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20" draw:master-page-name="標準">
        <draw:custom-shape draw:style-name="gr65" draw:text-style-name="P17" draw:layer="layout" svg:width="6.2cm" svg:height="2.4cm" svg:x="6.8cm" svg:y="7cm">
          <text:p text:style-name="P2"><text:span text:style-name="T1">Map</text:span><text:span text:style-name="T1">選択ビュー</text:span></text:p>
          <text:p text:style-name="P2"><text:span text:style-name="T1"><text:s/></text:span><text:span text:style-name="T1">Map selection view</text:span></text:p>
          <draw:enhanced-geometry svg:viewBox="0 0 21600 21600" draw:mirror-horizontal="false" draw:mirror-vertical="false" draw:text-areas="800 800 20800 20800" draw:type="round-rectangular-callout" draw:modifiers="-9283.01886792453 7322.94877134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6.4cm" svg:height="2.2cm" svg:x="9.233cm" svg:y="1.393cm">
          <text:p text:style-name="P2"><text:span text:style-name="T2">エディットビュー</text:span></text:p>
          <text:p text:style-name="P2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7" draw:layer="layout" svg:width="4.2cm" svg:height="2.4cm" svg:x="12.2cm" svg:y="9.8cm">
          <text:p text:style-name="P2"><text:span text:style-name="T1">Map</text:span><text:span text:style-name="T1">エディタ</text:span></text:p>
          <text:p text:style-name="P2"><text:span text:style-name="T1">Map Editor</text:span></text:p>
          <draw:enhanced-geometry svg:viewBox="0 0 21600 21600" draw:mirror-horizontal="false" draw:mirror-vertical="false" draw:text-areas="800 800 20800 20800" draw:type="round-rectangular-callout" draw:modifiers="9121.25684360866 41265.8059142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1" draw:master-page-name="標準">
        <draw:custom-shape draw:style-name="gr67" draw:text-style-name="P17" draw:layer="layout" svg:width="4.6cm" svg:height="2.4cm" svg:x="0.4cm" svg:y="8cm">
          <text:p text:style-name="P2"><text:span text:style-name="T1">Sfx</text:span><text:span text:style-name="T1">選択</text:span></text:p>
          <text:p text:style-name="P2"><text:span text:style-name="T1">Sfx selection</text:span></text:p>
          <draw:enhanced-geometry svg:viewBox="0 0 21600 21600" draw:mirror-horizontal="false" draw:mirror-vertical="false" draw:text-areas="800 800 20800 20800" draw:type="round-rectangular-callout" draw:modifiers="2976.39643555749 42579.2586422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7" draw:layer="layout" svg:width="4cm" svg:height="2.4cm" svg:x="14cm" svg:y="10.2cm">
          <text:p text:style-name="P2"><text:span text:style-name="T1">Sfx</text:span><text:span text:style-name="T1">エディタ</text:span></text:p>
          <text:p text:style-name="P2"><text:span text:style-name="T1">Sfx Editor</text:span></text:p>
          <draw:enhanced-geometry svg:viewBox="0 0 21600 21600" draw:mirror-horizontal="false" draw:mirror-vertical="false" draw:text-areas="800 800 20800 20800" draw:type="round-rectangular-callout" draw:modifiers="10122.4693826543 37667.3052894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17" draw:layer="layout" svg:width="3.6cm" svg:height="2.4cm" svg:x="8.2cm" svg:y="7.6cm">
          <text:p text:style-name="P2"><text:span text:style-name="T1">再生／停止</text:span></text:p>
          <text:p text:style-name="P2"><text:span text:style-name="T1">Play/Stop</text:span></text:p>
          <draw:enhanced-geometry svg:viewBox="0 0 21600 21600" draw:mirror-horizontal="false" draw:mirror-vertical="false" draw:text-areas="800 800 20800 20800" draw:type="round-rectangular-callout" draw:modifiers="4624.71535684532 32791.3369429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2" draw:master-page-name="標準">
        <draw:custom-shape draw:style-name="gr69" draw:text-style-name="P1" draw:layer="layout" svg:width="17.408cm" svg:height="0.968cm" svg:x="0.592cm" svg:y="3.03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4.4cm" svg:height="2.4cm" svg:x="10.2cm" svg:y="5cm">
          <text:p text:style-name="P2"><text:span text:style-name="T1">変更した行</text:span></text:p>
          <text:p text:style-name="P2"><text:span text:style-name="T1">Changed line</text:span></text:p>
          <draw:enhanced-geometry svg:viewBox="0 0 21600 21600" draw:mirror-horizontal="false" draw:mirror-vertical="false" draw:text-areas="800 800 20800 20800" draw:type="round-rectangular-callout" draw:modifiers="284.662576687117 -8798.33402748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3" draw:master-page-name="標準">
        <draw:custom-shape draw:style-name="gr71" draw:text-style-name="P17" draw:layer="layout" svg:width="2.973cm" svg:height="2.4cm" svg:x="2.4cm" svg:y="5.2cm">
          <text:p text:style-name="P2"><text:span text:style-name="T1">一時停止</text:span></text:p>
          <text:p text:style-name="P2"><text:span text:style-name="T1">Pause</text:span></text:p>
          <draw:enhanced-geometry svg:viewBox="0 0 21600 21600" draw:mirror-horizontal="false" draw:mirror-vertical="false" draw:text-areas="800 800 20800 20800" draw:type="round-rectangular-callout" draw:modifiers="4197.98251513114 -17587.671803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17" draw:layer="layout" svg:width="4.2cm" svg:height="2.4cm" svg:x="0.2cm" svg:y="8.2cm">
          <text:p text:style-name="P2"><text:span text:style-name="T1">デバッグ実行</text:span></text:p>
          <text:p text:style-name="P2"><text:span text:style-name="T1">Debug run</text:span></text:p>
          <draw:enhanced-geometry svg:viewBox="0 0 21600 21600" draw:mirror-horizontal="false" draw:mirror-vertical="false" draw:text-areas="800 800 20800 20800" draw:type="round-rectangular-callout" draw:modifiers="6833.23018328969 -44576.4264889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7" draw:layer="layout" svg:width="5.6cm" svg:height="2.4cm" svg:x="5.6cm" svg:y="0.4cm">
          <text:p text:style-name="P2"><text:span text:style-name="T1">スクリーンショット</text:span></text:p>
          <text:p text:style-name="P2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3293.4118907338 34275.7184506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17" draw:layer="layout" svg:width="4.8cm" svg:height="2.4cm" svg:x="18.8cm" svg:y="10.4cm">
          <text:p text:style-name="P2"><text:span text:style-name="T1">デバッグモード</text:span></text:p>
          <text:p text:style-name="P2"><text:span text:style-name="T1">Debug Mode</text:span></text:p>
          <draw:enhanced-geometry svg:viewBox="0 0 21600 21600" draw:mirror-horizontal="false" draw:mirror-vertical="false" draw:text-areas="800 800 20800 20800" draw:type="round-rectangular-callout" draw:modifiers="-2182.04540720683 36470.8038317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4" draw:master-page-name="標準">
        <presentation:notes draw:style-name="dp4">
          <draw:page-thumbnail draw:style-name="gr9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5" draw:master-page-name="標準">
        <draw:custom-shape draw:style-name="gr58" draw:text-style-name="P17" draw:layer="layout" svg:width="5.4cm" svg:height="2.4cm" svg:x="22.4cm" svg:y="3.8cm">
          <text:p text:style-name="P2"><text:span text:style-name="T1">画面キーボード</text:span></text:p>
          <text:p text:style-name="P2"><text:span text:style-name="T1">Screen keyboard</text:span></text:p>
          <draw:enhanced-geometry svg:viewBox="0 0 21600 21600" draw:mirror-horizontal="false" draw:mirror-vertical="false" draw:text-areas="800 800 20800 20800" draw:type="round-rectangular-callout" draw:modifiers="1895.64895389743 -4030.320699708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17" draw:layer="layout" svg:width="4.6cm" svg:height="2.4cm" svg:x="16.6cm" svg:y="9.2cm">
          <text:p text:style-name="P2"><text:span text:style-name="T1">Enter</text:span><text:span text:style-name="T1">で保存</text:span></text:p>
          <text:p text:style-name="P2"><text:span text:style-name="T1">Enter to save</text:span></text:p>
          <draw:enhanced-geometry svg:viewBox="0 0 21600 21600" draw:mirror-horizontal="false" draw:mirror-vertical="false" draw:text-areas="800 800 20800 20800" draw:type="round-rectangular-callout" draw:modifiers="26942.4907628776 -422.823823406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6" draw:master-page-name="標準">
        <draw:custom-shape draw:style-name="gr74" draw:text-style-name="P17" draw:layer="layout" svg:width="6.4cm" svg:height="2.4cm" svg:x="17.4cm" svg:y="10.2cm">
          <text:p text:style-name="P2"><text:span text:style-name="T1">プロジェクトフォルダ</text:span></text:p>
          <text:p text:style-name="P2"><text:span text:style-name="T1">Project folder</text:span></text:p>
          <draw:enhanced-geometry svg:viewBox="0 0 21600 21600" draw:mirror-horizontal="false" draw:mirror-vertical="false" draw:text-areas="800 800 20800 20800" draw:type="round-rectangular-callout" draw:modifiers="2888.54866427121 31513.86922115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7" draw:layer="layout" svg:width="6cm" svg:height="2.4cm" svg:x="12cm" svg:y="7.8cm">
          <text:p text:style-name="P2"><text:span text:style-name="T1">スクリーンショット</text:span></text:p>
          <text:p text:style-name="P2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1302.98283619397 -10102.7905039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7" draw:layer="layout" svg:width="7cm" svg:height="2.4cm" svg:x="20.6cm" svg:y="5.4cm">
          <text:p text:style-name="P2"><text:span text:style-name="T1">セーブしたプロジェクト</text:span></text:p>
          <text:p text:style-name="P2"><text:span text:style-name="T1">Saved project</text:span></text:p>
          <draw:enhanced-geometry svg:viewBox="0 0 21600 21600" draw:mirror-horizontal="false" draw:mirror-vertical="false" draw:text-areas="800 800 20800 20800" draw:type="round-rectangular-callout" draw:modifiers="2795.25782031138 -7808.74635568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7" draw:master-page-name="標準">
        <draw:custom-shape draw:style-name="gr74" draw:text-style-name="P17" draw:layer="layout" svg:width="6.4cm" svg:height="2.4cm" svg:x="10.2cm" svg:y="1cm">
          <text:p text:style-name="P2"><text:span text:style-name="T1">プロジェクト新規作成</text:span></text:p>
          <text:p text:style-name="P2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5031.8387751914 7170.01249479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17" draw:layer="layout" svg:width="6.4cm" svg:height="2.4cm" svg:x="17.4cm" svg:y="10.2cm">
          <text:p text:style-name="P2"><text:span text:style-name="T1">プロジェクトフォルダ</text:span></text:p>
          <text:p text:style-name="P2"><text:span text:style-name="T1">Project folder</text:span></text:p>
          <draw:enhanced-geometry svg:viewBox="0 0 21600 21600" draw:mirror-horizontal="false" draw:mirror-vertical="false" draw:text-areas="800 800 20800 20800" draw:type="round-rectangular-callout" draw:modifiers="2888.54866427121 31513.86922115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8" draw:master-page-name="標準">
        <draw:custom-shape draw:style-name="gr74" draw:text-style-name="P17" draw:layer="layout" svg:width="6.4cm" svg:height="2.4cm" svg:x="17.6cm" svg:y="1.6cm">
          <text:p text:style-name="P2"><text:span text:style-name="T1">補完ポップアップ</text:span></text:p>
          <text:p text:style-name="P2"><text:span text:style-name="T1">Completion popup</text:span></text:p>
          <draw:enhanced-geometry svg:viewBox="0 0 21600 21600" draw:mirror-horizontal="false" draw:mirror-vertical="false" draw:text-areas="800 800 20800 20800" draw:type="round-rectangular-callout" draw:modifiers="-4373.31666927043 12378.8421491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9" draw:master-page-name="標準">
        <draw:custom-shape draw:style-name="gr75" draw:text-style-name="P1" draw:layer="layout" svg:width="12cm" svg:height="1.168cm" svg:x="0.8cm" svg:y="0.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0" draw:master-page-name="標準">
        <presentation:notes draw:style-name="dp4">
          <draw:page-thumbnail draw:style-name="gr9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1" draw:master-page-name="標準">
        <draw:custom-shape draw:style-name="gr76" draw:text-style-name="P1" draw:layer="layout" svg:width="12cm" svg:height="2.6cm" svg:x="0.8cm" svg:y="0.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2" draw:master-page-name="標準">
        <presentation:notes draw:style-name="dp4">
          <draw:page-thumbnail draw:style-name="gr9" draw:layer="layout" svg:width="19.798cm" svg:height="11.136cm" svg:x="0.6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Bitmap_20_11" draw:display-name="Bitmap 11" xlink:href="Pictures/10000000000004700000028058AE8624300311A5.png" xlink:type="simple" xlink:show="embed" xlink:actuate="onLoad"/>
    <draw:fill-image draw:name="Bitmap_20_12" draw:display-name="Bitmap 12" xlink:href="Pictures/100000000000047000000280B7F6019995663AB9.png" xlink:type="simple" xlink:show="embed" xlink:actuate="onLoad"/>
    <draw:fill-image draw:name="Bitmap_20_16" draw:display-name="Bitmap 16" xlink:href="Pictures/1000000000000355000001E0B3BF107EA90E1F4A.jpg" xlink:type="simple" xlink:show="embed" xlink:actuate="onLoad"/>
    <draw:fill-image draw:name="Bitmap_20_37" draw:display-name="Bitmap 37" xlink:href="Pictures/1000000000000355000001E0E76EB47CE1B45B98.jpg" xlink:type="simple" xlink:show="embed" xlink:actuate="onLoad"/>
    <draw:fill-image draw:name="Bitmap_20_38" draw:display-name="Bitmap 38" xlink:href="Pictures/1000000000000355000001E0E76EB47CE1B45B98.jpg" xlink:type="simple" xlink:show="embed" xlink:actuate="onLoad"/>
    <draw:fill-image draw:name="Bitmap_20_39" draw:display-name="Bitmap 39" xlink:href="Pictures/1000000000000355000001E03E26CBEF61A326C8.jpg" xlink:type="simple" xlink:show="embed" xlink:actuate="onLoad"/>
    <draw:fill-image draw:name="Bitmap_20_41" draw:display-name="Bitmap 41" xlink:href="Pictures/1000000000000355000001E0DE354D704B31AD5A.jpg" xlink:type="simple" xlink:show="embed" xlink:actuate="onLoad"/>
    <draw:fill-image draw:name="Bitmap_20_42" draw:display-name="Bitmap 42" xlink:href="Pictures/1000000000000355000001E0DA1A303A05CEC8D4.jpg" xlink:type="simple" xlink:show="embed" xlink:actuate="onLoad"/>
    <draw:fill-image draw:name="Bitmap_20_43" draw:display-name="Bitmap 43" xlink:href="Pictures/1000000000000355000001E00CC82B6A5D4488C0.jpg" xlink:type="simple" xlink:show="embed" xlink:actuate="onLoad"/>
    <draw:fill-image draw:name="Bitmap_20_44" draw:display-name="Bitmap 44" xlink:href="Pictures/1000000000000355000001E0FF5FCC5B109DF86D.jpg" xlink:type="simple" xlink:show="embed" xlink:actuate="onLoad"/>
    <draw:fill-image draw:name="Bitmap_20_45" draw:display-name="Bitmap 45" xlink:href="Pictures/1000000000000355000001E0877F688696FB5C65.jpg" xlink:type="simple" xlink:show="embed" xlink:actuate="onLoad"/>
    <draw:fill-image draw:name="Bitmap_20_46" draw:display-name="Bitmap 46" xlink:href="Pictures/1000000000000355000001E08F75744D33E60574.jpg" xlink:type="simple" xlink:show="embed" xlink:actuate="onLoad"/>
    <draw:fill-image draw:name="Bitmap_20_47" draw:display-name="Bitmap 47" xlink:href="Pictures/1000000000000355000001E000B10360C65BD74F.jpg" xlink:type="simple" xlink:show="embed" xlink:actuate="onLoad"/>
    <draw:fill-image draw:name="Bitmap_20_48" draw:display-name="Bitmap 48" xlink:href="Pictures/1000000000000355000001E0092AED124ECD78A4.jpg" xlink:type="simple" xlink:show="embed" xlink:actuate="onLoad"/>
    <draw:fill-image draw:name="Bitmap_20_49" draw:display-name="Bitmap 49" xlink:href="Pictures/1000000000000355000001E05E7F9462274C20F3.jpg" xlink:type="simple" xlink:show="embed" xlink:actuate="onLoad"/>
    <draw:fill-image draw:name="Bitmap_20_51" draw:display-name="Bitmap 51" xlink:href="Pictures/1000000000000355000001E034DD2BB14E159019.jpg" xlink:type="simple" xlink:show="embed" xlink:actuate="onLoad"/>
    <draw:fill-image draw:name="Bitmap_20_52" draw:display-name="Bitmap 52" xlink:href="Pictures/1000000000000355000001E05B42E6B86360EBC8.jpg" xlink:type="simple" xlink:show="embed" xlink:actuate="onLoad"/>
    <draw:fill-image draw:name="Bitmap_20_53" draw:display-name="Bitmap 53" xlink:href="Pictures/1000000000000355000001E05F7E80971B51791B.jpg" xlink:type="simple" xlink:show="embed" xlink:actuate="onLoad"/>
    <draw:fill-image draw:name="Bitmap_20_54" draw:display-name="Bitmap 54" xlink:href="Pictures/1000000000000355000001E0C5D7D12E7750FBB1.jpg" xlink:type="simple" xlink:show="embed" xlink:actuate="onLoad"/>
    <draw:fill-image draw:name="Bitmap_20_55" draw:display-name="Bitmap 55" xlink:href="Pictures/1000000000000355000001E039E3D237391E2390.jpg" xlink:type="simple" xlink:show="embed" xlink:actuate="onLoad"/>
    <draw:fill-image draw:name="Bitmap_20_56" draw:display-name="Bitmap 56" xlink:href="Pictures/1000000000000355000001E097A1ABBD33125DFA.jpg" xlink:type="simple" xlink:show="embed" xlink:actuate="onLoad"/>
    <draw:fill-image draw:name="Bitmap_20_57" draw:display-name="Bitmap 57" xlink:href="Pictures/1000000000000355000001E0032156740D095D97.jpg" xlink:type="simple" xlink:show="embed" xlink:actuate="onLoad"/>
    <draw:fill-image draw:name="Bitmap_20_58" draw:display-name="Bitmap 58" xlink:href="Pictures/1000000000000355000001E0B6A1B64C96082CCF.jpg" xlink:type="simple" xlink:show="embed" xlink:actuate="onLoad"/>
    <draw:fill-image draw:name="Bitmap_20_59" draw:display-name="Bitmap 59" xlink:href="Pictures/1000000000000355000001E0032156740D095D97.jpg" xlink:type="simple" xlink:show="embed" xlink:actuate="onLoad"/>
    <draw:fill-image draw:name="Bitmap_20_60" draw:display-name="Bitmap 60" xlink:href="Pictures/1000000000000355000001E0AA78A96D5A32381F.jpg" xlink:type="simple" xlink:show="embed" xlink:actuate="onLoad"/>
    <draw:fill-image draw:name="Bitmap_20_61" draw:display-name="Bitmap 61" xlink:href="Pictures/1000000000000355000001E02154656C2948293D.jpg" xlink:type="simple" xlink:show="embed" xlink:actuate="onLoad"/>
    <draw:fill-image draw:name="Bitmap_20_62" draw:display-name="Bitmap 62" xlink:href="Pictures/1000000000000355000001E04BA0D29B9C85934A.jpg" xlink:type="simple" xlink:show="embed" xlink:actuate="onLoad"/>
    <draw:fill-image draw:name="Bitmap_20_63" draw:display-name="Bitmap 63" xlink:href="Pictures/1000000000000355000001E0F1377FA7957F63EC.jpg" xlink:type="simple" xlink:show="embed" xlink:actuate="onLoad"/>
    <draw:fill-image draw:name="Bitmap_20_64" draw:display-name="Bitmap 64" xlink:href="Pictures/1000000000000355000001E00E39F8C52AC44606.jpg" xlink:type="simple" xlink:show="embed" xlink:actuate="onLoad"/>
    <draw:fill-image draw:name="background" xlink:href="Pictures/1000000000000355000001E04C583C9BC7988CA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1:32.405103645</meta:creation-date>
    <dc:date>2020-05-22T18:23:12.689774383</dc:date>
    <meta:editing-duration>PT15H8M38S</meta:editing-duration>
    <meta:editing-cycles>34</meta:editing-cycles>
    <meta:generator>LibreOffice/6.2.8.2$MacOSX_X86_64 LibreOffice_project/f82ddfca21ebc1e222a662a32b25c0c9d20169ee</meta:generator>
    <meta:document-statistic meta:object-count="196"/>
  </office:meta>
</office:document-meta>
</file>